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7071e" officeooo:paragraph-rsid="0017071e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ST CONVERTER</text:p>
      <text:p text:style-name="P2">S=OFF</text:p>
      <text:p text:style-name="P1"><draw:g text:anchor-type="as-char" svg:y="-0.4484in" draw:z-index="0" draw:style-name="gr1"><svg:title>TexMaths</svg:title><svg:desc>12§display§\frac{d}{dt}
\begin{bmatrix}
i_L \\ \dot{i_L} \\ v_C \\ \dot{v_C}
\end{bmatrix}
=
\begin{bmatrix}
-\frac{R_L}{L} &amp; 0 &amp; -\frac{1}{L} &amp; 0 \\ 
0 &amp; 0 &amp; 0 &amp; 0\\ 
0 &amp; 0 &amp; 0 &amp; 1\\ 
-\frac{R_{load}}{LC} &amp; -C &amp; \frac{1}{LC} &amp; -\frac{R_{load}}{L}
\end{bmatrix}

\begin{bmatrix}
i_L \\ \dot{i_L} \\ v_C \\ \dot{v_C}
\end{bmatrix}

+

\begin{bmatrix}
\frac{1}{L} \\ 0 \\ 0 \\ 0
\end{bmatrix}

v_s§svg§600§FALSE§</svg:desc><draw:polygon draw:style-name="gr2" draw:text-style-name="P3" svg:width="4.2823in" svg:height="0.811in" svg:x="0in" svg:y="0in" svg:viewBox="0 0 10878 2061" draw:points="5439,2061 0,2061 0,0 10878,0 10878,2061"><text:p/></draw:polygon><draw:path draw:style-name="gr3" draw:text-style-name="P4" svg:width="0.0791in" svg:height="0.1173in" svg:x="0.037in" svg:y="0.221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4" draw:text-style-name="P4" svg:width="0.1461in" svg:height="0.0067in" svg:x="0in" svg:y="0.4035in" svg:viewBox="0 0 372 18" draw:points="186,18 0,18 0,0 372,0 372,18"><text:p/></draw:polygon><draw:path draw:style-name="gr5" draw:text-style-name="P4" svg:width="0.0791in" svg:height="0.1173in" svg:x="0.0067in" svg:y="0.446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6" draw:text-style-name="P4" svg:width="0.0512in" svg:height="0.1059in" svg:x="0.0902in" svg:y="0.4579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7" draw:text-style-name="P4" svg:width="0.0555in" svg:height="0.2984in" svg:x="0.248in" svg:y="0.0083in" svg:viewBox="0 0 142 759" draw:points="0,759 30,759 30,29 142,29 142,0 0,0"><text:p/></draw:polygon><draw:polygon draw:style-name="gr8" draw:text-style-name="P4" svg:width="0.0114in" svg:height="0.0996in" svg:x="0.248in" svg:y="0.3071in" svg:viewBox="0 0 30 254" draw:points="0,254 30,254 30,0 0,0"><text:p/></draw:polygon><draw:polygon draw:style-name="gr9" draw:text-style-name="P4" svg:width="0.0114in" svg:height="0.0996in" svg:x="0.248in" svg:y="0.4075in" svg:viewBox="0 0 30 254" draw:points="0,254 30,254 30,0 0,0"><text:p/></draw:polygon><draw:polygon draw:style-name="gr10" draw:text-style-name="P4" svg:width="0.0555in" svg:height="0.2984in" svg:x="0.248in" svg:y="0.5071in" svg:viewBox="0 0 142 759" draw:points="0,759 142,759 142,731 30,731 30,0 0,0"><text:p/></draw:polygon><draw:path draw:style-name="gr11" draw:text-style-name="P4" svg:width="0.0441in" svg:height="0.1114in" svg:x="0.3276in" svg:y="0.0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" draw:text-style-name="P4" svg:width="0.076in" svg:height="0.0795in" svg:x="0.3878in" svg:y="0.0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" draw:text-style-name="P4" svg:width="0.0177in" svg:height="0.0177in" svg:x="0.3921in" svg:y="0.2028in" svg:viewBox="0 0 46 46" svg:d="M46 23c0-11-10-23-23-23-15 0-23 12-23 23 0 12 10 23 23 23 14 0 23-12 23-23z"><text:p/></draw:path><draw:path draw:style-name="gr14" draw:text-style-name="P4" svg:width="0.0441in" svg:height="0.1114in" svg:x="0.3276in" svg:y="0.242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5" draw:text-style-name="P4" svg:width="0.076in" svg:height="0.0795in" svg:x="0.3878in" svg:y="0.297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" draw:text-style-name="P4" svg:width="0.0728in" svg:height="0.0752in" svg:x="0.3094in" svg:y="0.47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7" draw:text-style-name="P4" svg:width="0.0898in" svg:height="0.0839in" svg:x="0.3937in" svg:y="0.4937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18" draw:text-style-name="P4" svg:width="0.0177in" svg:height="0.0177in" svg:x="0.3921in" svg:y="0.6394in" svg:viewBox="0 0 46 46" svg:d="M46 23c0-11-10-23-23-23-15 0-23 12-23 23 0 12 10 23 23 23 14 0 23-12 23-23z"><text:p/></draw:path><draw:path draw:style-name="gr19" draw:text-style-name="P4" svg:width="0.0728in" svg:height="0.0752in" svg:x="0.3094in" svg:y="0.6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0" draw:text-style-name="P4" svg:width="0.0898in" svg:height="0.0839in" svg:x="0.3937in" svg:y="0.693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21" draw:text-style-name="P4" svg:width="0.0555in" svg:height="0.2984in" svg:x="0.498in" svg:y="0.0083in" svg:viewBox="0 0 142 759" draw:points="113,759 142,759 142,0 0,0 0,29 113,29"><text:p/></draw:polygon><draw:polygon draw:style-name="gr22" draw:text-style-name="P4" svg:width="0.0114in" svg:height="0.0996in" svg:x="0.5417in" svg:y="0.3071in" svg:viewBox="0 0 30 254" draw:points="0,254 30,254 30,0 0,0"><text:p/></draw:polygon><draw:polygon draw:style-name="gr23" draw:text-style-name="P4" svg:width="0.0114in" svg:height="0.0996in" svg:x="0.5417in" svg:y="0.4075in" svg:viewBox="0 0 30 254" draw:points="0,254 30,254 30,0 0,0"><text:p/></draw:polygon><draw:polygon draw:style-name="gr24" draw:text-style-name="P4" svg:width="0.0555in" svg:height="0.2984in" svg:x="0.498in" svg:y="0.5071in" svg:viewBox="0 0 142 759" draw:points="113,731 0,731 0,759 142,759 142,0 113,0"><text:p/></draw:polygon><draw:path draw:style-name="gr25" draw:text-style-name="P4" svg:width="0.1102in" svg:height="0.039in" svg:x="0.663in" svg:y="0.3874in" svg:viewBox="0 0 281 100" svg:d="M266 17c8 0 15 0 15-9 0-8-7-8-13-8h-254c-7 0-14 0-14 8 0 9 7 9 14 9zM268 100c6 0 13 0 13-9 0-8-7-8-15-8h-252c-7 0-14 0-14 8 0 9 7 9 14 9z"><text:p/></draw:path><draw:polygon draw:style-name="gr26" draw:text-style-name="P4" svg:width="0.0555in" svg:height="0.2984in" svg:x="0.8831in" svg:y="0.0083in" svg:viewBox="0 0 142 759" draw:points="0,759 30,759 30,29 142,29 142,0 0,0"><text:p/></draw:polygon><draw:polygon draw:style-name="gr27" draw:text-style-name="P4" svg:width="0.0114in" svg:height="0.0996in" svg:x="0.8831in" svg:y="0.3071in" svg:viewBox="0 0 30 254" draw:points="0,254 30,254 30,0 0,0"><text:p/></draw:polygon><draw:polygon draw:style-name="gr28" draw:text-style-name="P4" svg:width="0.0114in" svg:height="0.0996in" svg:x="0.8831in" svg:y="0.4075in" svg:viewBox="0 0 30 254" draw:points="0,254 30,254 30,0 0,0"><text:p/></draw:polygon><draw:polygon draw:style-name="gr29" draw:text-style-name="P4" svg:width="0.0555in" svg:height="0.2984in" svg:x="0.8831in" svg:y="0.5071in" svg:viewBox="0 0 142 759" draw:points="0,759 142,759 142,731 30,731 30,0 0,0"><text:p/></draw:polygon><draw:path draw:style-name="gr30" draw:text-style-name="P4" svg:width="0.1012in" svg:height="0.0067in" svg:x="1.0256in" svg:y="0.1028in" svg:viewBox="0 0 258 18" svg:d="M244 18c7 0 14 0 14-10 0-8-7-8-14-8h-230c-7 0-14 0-14 8 0 10 7 10 14 10z"><text:p/></draw:path><draw:path draw:style-name="gr31" draw:text-style-name="P4" svg:width="0.0902in" svg:height="0.0819in" svg:x="1.1693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2" draw:text-style-name="P4" svg:width="0.0602in" svg:height="0.0567in" svg:x="1.2709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3" draw:text-style-name="P4" svg:width="0.1878in" svg:height="0.0067in" svg:x="1.1614in" svg:y="0.1028in" svg:viewBox="0 0 478 18" draw:points="239,18 0,18 0,0 478,0 478,18"><text:p/></draw:polygon><draw:path draw:style-name="gr34" draw:text-style-name="P4" svg:width="0.076in" svg:height="0.0795in" svg:x="1.2177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5" draw:text-style-name="P4" svg:width="0.0701in" svg:height="0.1138in" svg:x="1.702in" svg:y="0.0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6" draw:text-style-name="P4" svg:width="0.1012in" svg:height="0.0067in" svg:x="2.0469in" svg:y="0.1028in" svg:viewBox="0 0 258 18" svg:d="M244 18c7 0 14 0 14-10 0-8-7-8-14-8h-230c-7 0-14 0-14 8 0 10 7 10 14 10z"><text:p/></draw:path><draw:path draw:style-name="gr37" draw:text-style-name="P4" svg:width="0.0421in" svg:height="0.0772in" svg:x="2.2067in" svg:y="0.0047in" svg:viewBox="0 0 108 197" svg:d="M67 8c0-8-1-8-8-8-19 18-47 19-59 19v11c7 0 26 0 43-8v151c0 9 0 13-30 13h-11v11c5 0 42-1 53-1 10 0 47 1 53 1v-11h-11c-30 0-30-4-30-13z"><text:p/></draw:path><draw:polygon draw:style-name="gr38" draw:text-style-name="P4" svg:width="0.0913in" svg:height="0.0067in" svg:x="2.1823in" svg:y="0.1028in" svg:viewBox="0 0 233 18" draw:points="116,18 0,18 0,0 233,0 233,18"><text:p/></draw:polygon><draw:path draw:style-name="gr39" draw:text-style-name="P4" svg:width="0.076in" svg:height="0.0795in" svg:x="2.1898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0" draw:text-style-name="P4" svg:width="0.0701in" svg:height="0.1138in" svg:x="2.6744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1" draw:text-style-name="P4" svg:width="0.0701in" svg:height="0.1138in" svg:x="1.1555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2" draw:text-style-name="P4" svg:width="0.0701in" svg:height="0.1138in" svg:x="1.702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3" draw:text-style-name="P4" svg:width="0.0701in" svg:height="0.1138in" svg:x="2.128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4" draw:text-style-name="P4" svg:width="0.0701in" svg:height="0.1138in" svg:x="2.6744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5" draw:text-style-name="P4" svg:width="0.0701in" svg:height="0.1138in" svg:x="1.1555in" svg:y="0.4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6" draw:text-style-name="P4" svg:width="0.0701in" svg:height="0.1138in" svg:x="1.702in" svg:y="0.4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7" draw:text-style-name="P4" svg:width="0.0701in" svg:height="0.1138in" svg:x="2.128in" svg:y="0.434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8" draw:text-style-name="P4" svg:width="0.0547in" svg:height="0.1106in" svg:x="2.6831in" svg:y="0.4346in" svg:viewBox="0 0 140 282" svg:d="M88 11c0-10 0-11-11-11-27 26-64 26-77 26v15c8 0 34 0 55-12v219c0 16 0 21-38 21h-15v13c15-1 53-1 69-1 18 0 54 0 69 1v-13h-13c-38 0-39-5-39-21z"><text:p/></draw:path><draw:path draw:style-name="gr49" draw:text-style-name="P4" svg:width="0.1012in" svg:height="0.0067in" svg:x="0.9535in" svg:y="0.7091in" svg:viewBox="0 0 258 18" svg:d="M244 18c7 0 14 0 14-10 0-8-7-8-14-8h-230c-7 0-14 0-14 8 0 10 7 10 14 10z"><text:p/></draw:path><draw:path draw:style-name="gr50" draw:text-style-name="P4" svg:width="0.0902in" svg:height="0.0819in" svg:x="1.0969in" svg:y="0.605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51" draw:text-style-name="P4" svg:width="0.0209in" svg:height="0.0587in" svg:x="1.1972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52" draw:text-style-name="P4" svg:width="0.0441in" svg:height="0.0378in" svg:x="1.2374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53" draw:text-style-name="P4" svg:width="0.0476in" svg:height="0.0378in" svg:x="1.2957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54" draw:text-style-name="P4" svg:width="0.0476in" svg:height="0.0587in" svg:x="1.3598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55" draw:text-style-name="P4" svg:width="0.3323in" svg:height="0.0067in" svg:x="1.089in" svg:y="0.7091in" svg:viewBox="0 0 845 18" draw:points="422,18 0,18 0,0 845,0 845,18"><text:p/></draw:polygon><draw:path draw:style-name="gr56" draw:text-style-name="P4" svg:width="0.076in" svg:height="0.0795in" svg:x="1.1654in" svg:y="0.7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7" draw:text-style-name="P4" svg:width="0.0898in" svg:height="0.0839in" svg:x="1.2567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58" draw:text-style-name="P4" svg:width="0.1012in" svg:height="0.0067in" svg:x="1.6205in" svg:y="0.7091in" svg:viewBox="0 0 258 18" svg:d="M244 18c7 0 14 0 14-10 0-8-7-8-14-8h-230c-7 0-14 0-14 8 0 10 7 10 14 10z"><text:p/></draw:path><draw:path draw:style-name="gr59" draw:text-style-name="P4" svg:width="0.1177in" svg:height="0.1205in" svg:x="1.7445in" svg:y="0.63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60" draw:text-style-name="P4" svg:width="0.0421in" svg:height="0.0772in" svg:x="2.1425in" svg:y="0.6114in" svg:viewBox="0 0 108 197" svg:d="M67 8c0-8 0-8-8-8-19 18-47 19-59 19v11c7 0 26 0 43-8v151c0 9 0 13-30 13h-11v11c5 0 42-1 53-1 10 0 47 1 53 1v-11h-11c-30 0-30-4-30-13z"><text:p/></draw:path><draw:polygon draw:style-name="gr61" draw:text-style-name="P4" svg:width="0.1949in" svg:height="0.0067in" svg:x="2.0657in" svg:y="0.7091in" svg:viewBox="0 0 496 18" draw:points="247,18 0,18 0,0 496,0 496,18"><text:p/></draw:polygon><draw:path draw:style-name="gr62" draw:text-style-name="P4" svg:width="0.076in" svg:height="0.0795in" svg:x="2.0736in" svg:y="0.7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3" draw:text-style-name="P4" svg:width="0.0898in" svg:height="0.0839in" svg:x="2.165in" svg:y="0.7299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64" draw:text-style-name="P4" svg:width="0.1012in" svg:height="0.0067in" svg:x="2.4728in" svg:y="0.7091in" svg:viewBox="0 0 258 18" svg:d="M244 18c7 0 14 0 14-10 0-8-7-8-14-8h-230c-7 0-14 0-14 8 0 10 7 10 14 10z"><text:p/></draw:path><draw:path draw:style-name="gr65" draw:text-style-name="P4" svg:width="0.0902in" svg:height="0.0819in" svg:x="2.6165in" svg:y="0.605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66" draw:text-style-name="P4" svg:width="0.0209in" svg:height="0.0587in" svg:x="2.7169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67" draw:text-style-name="P4" svg:width="0.0441in" svg:height="0.0378in" svg:x="2.7567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68" draw:text-style-name="P4" svg:width="0.0476in" svg:height="0.0378in" svg:x="2.8154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69" draw:text-style-name="P4" svg:width="0.0476in" svg:height="0.0587in" svg:x="2.8795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70" draw:text-style-name="P4" svg:width="0.3323in" svg:height="0.0067in" svg:x="2.6079in" svg:y="0.7091in" svg:viewBox="0 0 845 18" draw:points="422,18 0,18 0,0 845,0 845,18"><text:p/></draw:polygon><draw:path draw:style-name="gr71" draw:text-style-name="P4" svg:width="0.076in" svg:height="0.0795in" svg:x="2.7366in" svg:y="0.7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72" draw:text-style-name="P4" svg:width="0.0555in" svg:height="0.2984in" svg:x="2.9614in" svg:y="0.0083in" svg:viewBox="0 0 142 759" draw:points="113,759 142,759 142,0 0,0 0,29 113,29"><text:p/></draw:polygon><draw:polygon draw:style-name="gr73" draw:text-style-name="P4" svg:width="0.0114in" svg:height="0.0996in" svg:x="3.0051in" svg:y="0.3071in" svg:viewBox="0 0 30 254" draw:points="0,254 30,254 30,0 0,0"><text:p/></draw:polygon><draw:polygon draw:style-name="gr74" draw:text-style-name="P4" svg:width="0.0114in" svg:height="0.0996in" svg:x="3.0051in" svg:y="0.4075in" svg:viewBox="0 0 30 254" draw:points="0,254 30,254 30,0 0,0"><text:p/></draw:polygon><draw:polygon draw:style-name="gr75" draw:text-style-name="P4" svg:width="0.0555in" svg:height="0.2984in" svg:x="2.9614in" svg:y="0.5071in" svg:viewBox="0 0 142 759" draw:points="113,731 0,731 0,759 142,759 142,0 113,0"><text:p/></draw:polygon><draw:polygon draw:style-name="gr76" draw:text-style-name="P4" svg:width="0.0555in" svg:height="0.2984in" svg:x="3.1252in" svg:y="0.0083in" svg:viewBox="0 0 142 759" draw:points="0,759 30,759 30,29 142,29 142,0 0,0"><text:p/></draw:polygon><draw:polygon draw:style-name="gr77" draw:text-style-name="P4" svg:width="0.0114in" svg:height="0.0996in" svg:x="3.1252in" svg:y="0.3071in" svg:viewBox="0 0 30 254" draw:points="0,254 30,254 30,0 0,0"><text:p/></draw:polygon><draw:polygon draw:style-name="gr78" draw:text-style-name="P4" svg:width="0.0114in" svg:height="0.0996in" svg:x="3.1252in" svg:y="0.4075in" svg:viewBox="0 0 30 254" draw:points="0,254 30,254 30,0 0,0"><text:p/></draw:polygon><draw:polygon draw:style-name="gr79" draw:text-style-name="P4" svg:width="0.0555in" svg:height="0.2984in" svg:x="3.1252in" svg:y="0.5071in" svg:viewBox="0 0 142 759" draw:points="0,759 142,759 142,731 30,731 30,0 0,0"><text:p/></draw:polygon><draw:path draw:style-name="gr80" draw:text-style-name="P4" svg:width="0.0441in" svg:height="0.1114in" svg:x="3.2043in" svg:y="0.0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81" draw:text-style-name="P4" svg:width="0.076in" svg:height="0.0795in" svg:x="3.2646in" svg:y="0.0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2" draw:text-style-name="P4" svg:width="0.0177in" svg:height="0.0177in" svg:x="3.2689in" svg:y="0.2028in" svg:viewBox="0 0 46 46" svg:d="M46 23c0-11-10-23-23-23-15 0-23 12-23 23 0 12 10 23 23 23 14 0 23-12 23-23z"><text:p/></draw:path><draw:path draw:style-name="gr83" draw:text-style-name="P4" svg:width="0.0441in" svg:height="0.1114in" svg:x="3.2043in" svg:y="0.242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84" draw:text-style-name="P4" svg:width="0.076in" svg:height="0.0795in" svg:x="3.2646in" svg:y="0.297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5" draw:text-style-name="P4" svg:width="0.0728in" svg:height="0.0752in" svg:x="3.1862in" svg:y="0.47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6" draw:text-style-name="P4" svg:width="0.0898in" svg:height="0.0839in" svg:x="3.2705in" svg:y="0.4937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87" draw:text-style-name="P4" svg:width="0.0177in" svg:height="0.0177in" svg:x="3.2689in" svg:y="0.6394in" svg:viewBox="0 0 46 46" svg:d="M46 23c0-11-10-23-23-23-15 0-23 12-23 23 0 12 10 23 23 23 14 0 23-12 23-23z"><text:p/></draw:path><draw:path draw:style-name="gr88" draw:text-style-name="P4" svg:width="0.0728in" svg:height="0.0752in" svg:x="3.1862in" svg:y="0.6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9" draw:text-style-name="P4" svg:width="0.0898in" svg:height="0.0839in" svg:x="3.2705in" svg:y="0.6933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90" draw:text-style-name="P4" svg:width="0.0555in" svg:height="0.2984in" svg:x="3.3748in" svg:y="0.0083in" svg:viewBox="0 0 142 759" draw:points="113,759 142,759 142,0 0,0 0,29 113,29"><text:p/></draw:polygon><draw:polygon draw:style-name="gr91" draw:text-style-name="P4" svg:width="0.0114in" svg:height="0.0996in" svg:x="3.4185in" svg:y="0.3071in" svg:viewBox="0 0 30 254" draw:points="0,254 30,254 30,0 0,0"><text:p/></draw:polygon><draw:polygon draw:style-name="gr92" draw:text-style-name="P4" svg:width="0.0114in" svg:height="0.0996in" svg:x="3.4185in" svg:y="0.4075in" svg:viewBox="0 0 30 254" draw:points="0,254 30,254 30,0 0,0"><text:p/></draw:polygon><draw:polygon draw:style-name="gr93" draw:text-style-name="P4" svg:width="0.0555in" svg:height="0.2984in" svg:x="3.3748in" svg:y="0.5071in" svg:viewBox="0 0 142 759" draw:points="113,731 0,731 0,759 142,759 142,0 113,0"><text:p/></draw:polygon><draw:path draw:style-name="gr94" draw:text-style-name="P4" svg:width="0.1102in" svg:height="0.1106in" svg:x="3.5492in" svg:y="0.3516in" svg:viewBox="0 0 281 282" svg:d="M150 150h118c6 0 13 0 13-8 0-10-7-10-13-10h-118v-118c0-7 0-14-8-14-10 0-10 7-10 14v118h-118c-7 0-14 0-14 10 0 8 7 8 14 8h118v118c0 6 0 14 10 14 8 0 8-8 8-14z"><text:p/></draw:path><draw:polygon draw:style-name="gr95" draw:text-style-name="P4" svg:width="0.0555in" svg:height="0.2984in" svg:x="3.7787in" svg:y="0.0083in" svg:viewBox="0 0 142 759" draw:points="0,759 30,759 30,29 142,29 142,0 0,0"><text:p/></draw:polygon><draw:polygon draw:style-name="gr96" draw:text-style-name="P4" svg:width="0.0114in" svg:height="0.0996in" svg:x="3.7787in" svg:y="0.3071in" svg:viewBox="0 0 30 254" draw:points="0,254 30,254 30,0 0,0"><text:p/></draw:polygon><draw:polygon draw:style-name="gr97" draw:text-style-name="P4" svg:width="0.0114in" svg:height="0.0996in" svg:x="3.7787in" svg:y="0.4075in" svg:viewBox="0 0 30 254" draw:points="0,254 30,254 30,0 0,0"><text:p/></draw:polygon><draw:polygon draw:style-name="gr98" draw:text-style-name="P4" svg:width="0.0555in" svg:height="0.2984in" svg:x="3.7787in" svg:y="0.5071in" svg:viewBox="0 0 142 759" draw:points="0,759 142,759 142,731 30,731 30,0 0,0"><text:p/></draw:polygon><draw:path draw:style-name="gr99" draw:text-style-name="P4" svg:width="0.0421in" svg:height="0.0772in" svg:x="3.8803in" svg:y="0.0063in" svg:viewBox="0 0 108 197" svg:d="M67 8c0-8-1-8-8-8-19 18-47 19-59 19v11c7 0 26 0 43-8v151c0 9 0 13-30 13h-11v11c5 0 42-1 53-1 10 0 47 1 53 1v-11h-11c-30 0-30-4-30-13z"><text:p/></draw:path><draw:polygon draw:style-name="gr100" draw:text-style-name="P4" svg:width="0.0913in" svg:height="0.0067in" svg:x="3.8547in" svg:y="0.1035in" svg:viewBox="0 0 233 18" draw:points="116,18 0,18 0,0 233,0 233,18"><text:p/></draw:polygon><draw:path draw:style-name="gr101" draw:text-style-name="P4" svg:width="0.076in" svg:height="0.0795in" svg:x="3.863in" svg:y="0.12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2" draw:text-style-name="P4" svg:width="0.0701in" svg:height="0.1138in" svg:x="3.8657in" svg:y="0.23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03" draw:text-style-name="P4" svg:width="0.0701in" svg:height="0.1138in" svg:x="3.8657in" svg:y="0.4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04" draw:text-style-name="P4" svg:width="0.0701in" svg:height="0.1138in" svg:x="3.8657in" svg:y="0.635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olygon draw:style-name="gr105" draw:text-style-name="P4" svg:width="0.0555in" svg:height="0.2984in" svg:x="3.9673in" svg:y="0.0083in" svg:viewBox="0 0 142 759" draw:points="113,759 142,759 142,0 0,0 0,29 113,29"><text:p/></draw:polygon><draw:polygon draw:style-name="gr106" draw:text-style-name="P4" svg:width="0.0114in" svg:height="0.0996in" svg:x="4.011in" svg:y="0.3071in" svg:viewBox="0 0 30 254" draw:points="0,254 30,254 30,0 0,0"><text:p/></draw:polygon><draw:polygon draw:style-name="gr107" draw:text-style-name="P4" svg:width="0.0114in" svg:height="0.0996in" svg:x="4.011in" svg:y="0.4075in" svg:viewBox="0 0 30 254" draw:points="0,254 30,254 30,0 0,0"><text:p/></draw:polygon><draw:polygon draw:style-name="gr108" draw:text-style-name="P4" svg:width="0.0555in" svg:height="0.2984in" svg:x="3.9673in" svg:y="0.5071in" svg:viewBox="0 0 142 759" draw:points="113,731 0,731 0,759 142,759 142,0 113,0"><text:p/></draw:polygon><draw:path draw:style-name="gr109" draw:text-style-name="P4" svg:width="0.0815in" svg:height="0.0732in" svg:x="4.1354in" svg:y="0.3772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110" draw:text-style-name="P4" svg:width="0.0465in" svg:height="0.0524in" svg:x="4.228in" svg:y="0.42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1"/>
      <text:p text:style-name="P2">S=ON</text:p>
      <text:p text:style-name="P2"><draw:g text:anchor-type="as-char" svg:y="-0.4484in" draw:z-index="1" draw:style-name="gr1"><svg:title>TexMaths</svg:title><svg:desc>12§display§\frac{d}{dt}
\begin{bmatrix}
i_L \\ \dot{i_L} \\ v_C \\ \dot{v_C}
\end{bmatrix}
=
\begin{bmatrix}
-\frac{R_L}{L} &amp; 0 &amp; 0 &amp; 0 \\ 
0 &amp; 0 &amp; 0 &amp; 0\\ 
0 &amp; 0 &amp; 0 &amp; 1\\ 
0 &amp; 0 &amp; \frac{1}{LC} &amp; -\frac{R_{load}}{L}
\end{bmatrix}

\begin{bmatrix}
i_L \\ \dot{i_L} \\ v_C \\ \dot{v_C}
\end{bmatrix}

+

\begin{bmatrix}
\frac{1}{L} \\ 0 \\ 0 \\ 0
\end{bmatrix}

v_s§svg§600§FALSE§</svg:desc><draw:polygon draw:style-name="gr111" draw:text-style-name="P3" svg:width="3.9354in" svg:height="0.811in" svg:x="0in" svg:y="0in" svg:viewBox="0 0 9997 2061" draw:points="4998,2061 0,2061 0,0 9997,0 9997,2061"><text:p/></draw:polygon><draw:path draw:style-name="gr112" draw:text-style-name="P4" svg:width="0.0791in" svg:height="0.1173in" svg:x="0.037in" svg:y="0.221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113" draw:text-style-name="P4" svg:width="0.1461in" svg:height="0.0067in" svg:x="0in" svg:y="0.4035in" svg:viewBox="0 0 372 18" draw:points="186,18 0,18 0,0 372,0 372,18"><text:p/></draw:polygon><draw:path draw:style-name="gr114" draw:text-style-name="P4" svg:width="0.0791in" svg:height="0.1173in" svg:x="0.0067in" svg:y="0.446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15" draw:text-style-name="P4" svg:width="0.0512in" svg:height="0.1059in" svg:x="0.0902in" svg:y="0.4579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116" draw:text-style-name="P4" svg:width="0.0555in" svg:height="0.2984in" svg:x="0.248in" svg:y="0.0083in" svg:viewBox="0 0 142 759" draw:points="0,759 30,759 30,29 142,29 142,0 0,0"><text:p/></draw:polygon><draw:polygon draw:style-name="gr117" draw:text-style-name="P4" svg:width="0.0114in" svg:height="0.0996in" svg:x="0.248in" svg:y="0.3071in" svg:viewBox="0 0 30 254" draw:points="0,254 30,254 30,0 0,0"><text:p/></draw:polygon><draw:polygon draw:style-name="gr118" draw:text-style-name="P4" svg:width="0.0114in" svg:height="0.0996in" svg:x="0.248in" svg:y="0.4075in" svg:viewBox="0 0 30 254" draw:points="0,254 30,254 30,0 0,0"><text:p/></draw:polygon><draw:polygon draw:style-name="gr119" draw:text-style-name="P4" svg:width="0.0555in" svg:height="0.2984in" svg:x="0.248in" svg:y="0.5071in" svg:viewBox="0 0 142 759" draw:points="0,759 142,759 142,731 30,731 30,0 0,0"><text:p/></draw:polygon><draw:path draw:style-name="gr120" draw:text-style-name="P4" svg:width="0.0441in" svg:height="0.1114in" svg:x="0.3276in" svg:y="0.0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1" draw:text-style-name="P4" svg:width="0.076in" svg:height="0.0795in" svg:x="0.3878in" svg:y="0.0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2" draw:text-style-name="P4" svg:width="0.0177in" svg:height="0.0177in" svg:x="0.3921in" svg:y="0.2028in" svg:viewBox="0 0 46 46" svg:d="M46 23c0-11-10-23-23-23-15 0-23 12-23 23 0 12 10 23 23 23 14 0 23-12 23-23z"><text:p/></draw:path><draw:path draw:style-name="gr123" draw:text-style-name="P4" svg:width="0.0441in" svg:height="0.1114in" svg:x="0.3276in" svg:y="0.242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4" draw:text-style-name="P4" svg:width="0.076in" svg:height="0.0795in" svg:x="0.3878in" svg:y="0.297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5" draw:text-style-name="P4" svg:width="0.0728in" svg:height="0.0752in" svg:x="0.3094in" svg:y="0.47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6" draw:text-style-name="P4" svg:width="0.0898in" svg:height="0.0839in" svg:x="0.3937in" svg:y="0.4937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127" draw:text-style-name="P4" svg:width="0.0177in" svg:height="0.0177in" svg:x="0.3921in" svg:y="0.6394in" svg:viewBox="0 0 46 46" svg:d="M46 23c0-11-10-23-23-23-15 0-23 12-23 23 0 12 10 23 23 23 14 0 23-12 23-23z"><text:p/></draw:path><draw:path draw:style-name="gr128" draw:text-style-name="P4" svg:width="0.0728in" svg:height="0.0752in" svg:x="0.3094in" svg:y="0.6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9" draw:text-style-name="P4" svg:width="0.0898in" svg:height="0.0839in" svg:x="0.3937in" svg:y="0.693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130" draw:text-style-name="P4" svg:width="0.0555in" svg:height="0.2984in" svg:x="0.498in" svg:y="0.0083in" svg:viewBox="0 0 142 759" draw:points="113,759 142,759 142,0 0,0 0,29 113,29"><text:p/></draw:polygon><draw:polygon draw:style-name="gr131" draw:text-style-name="P4" svg:width="0.0114in" svg:height="0.0996in" svg:x="0.5417in" svg:y="0.3071in" svg:viewBox="0 0 30 254" draw:points="0,254 30,254 30,0 0,0"><text:p/></draw:polygon><draw:polygon draw:style-name="gr132" draw:text-style-name="P4" svg:width="0.0114in" svg:height="0.0996in" svg:x="0.5417in" svg:y="0.4075in" svg:viewBox="0 0 30 254" draw:points="0,254 30,254 30,0 0,0"><text:p/></draw:polygon><draw:polygon draw:style-name="gr133" draw:text-style-name="P4" svg:width="0.0555in" svg:height="0.2984in" svg:x="0.498in" svg:y="0.5071in" svg:viewBox="0 0 142 759" draw:points="113,731 0,731 0,759 142,759 142,0 113,0"><text:p/></draw:polygon><draw:path draw:style-name="gr134" draw:text-style-name="P4" svg:width="0.1102in" svg:height="0.039in" svg:x="0.663in" svg:y="0.3874in" svg:viewBox="0 0 281 100" svg:d="M266 17c8 0 15 0 15-9 0-8-7-8-13-8h-254c-7 0-14 0-14 8 0 9 7 9 14 9zM268 100c6 0 13 0 13-9 0-8-7-8-15-8h-252c-7 0-14 0-14 8 0 9 7 9 14 9z"><text:p/></draw:path><draw:polygon draw:style-name="gr135" draw:text-style-name="P4" svg:width="0.0555in" svg:height="0.2984in" svg:x="0.8831in" svg:y="0.0083in" svg:viewBox="0 0 142 759" draw:points="0,759 30,759 30,29 142,29 142,0 0,0"><text:p/></draw:polygon><draw:polygon draw:style-name="gr136" draw:text-style-name="P4" svg:width="0.0114in" svg:height="0.0996in" svg:x="0.8831in" svg:y="0.3071in" svg:viewBox="0 0 30 254" draw:points="0,254 30,254 30,0 0,0"><text:p/></draw:polygon><draw:polygon draw:style-name="gr137" draw:text-style-name="P4" svg:width="0.0114in" svg:height="0.0996in" svg:x="0.8831in" svg:y="0.4075in" svg:viewBox="0 0 30 254" draw:points="0,254 30,254 30,0 0,0"><text:p/></draw:polygon><draw:polygon draw:style-name="gr138" draw:text-style-name="P4" svg:width="0.0555in" svg:height="0.2984in" svg:x="0.8831in" svg:y="0.5071in" svg:viewBox="0 0 142 759" draw:points="0,759 142,759 142,731 30,731 30,0 0,0"><text:p/></draw:polygon><draw:path draw:style-name="gr139" draw:text-style-name="P4" svg:width="0.1012in" svg:height="0.0067in" svg:x="0.9535in" svg:y="0.1028in" svg:viewBox="0 0 258 18" svg:d="M244 18c7 0 14 0 14-10 0-8-7-8-14-8h-230c-7 0-14 0-14 8 0 10 7 10 14 10z"><text:p/></draw:path><draw:path draw:style-name="gr140" draw:text-style-name="P4" svg:width="0.0902in" svg:height="0.0819in" svg:x="1.0965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141" draw:text-style-name="P4" svg:width="0.0602in" svg:height="0.0567in" svg:x="1.1988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142" draw:text-style-name="P4" svg:width="0.1878in" svg:height="0.0067in" svg:x="1.089in" svg:y="0.1028in" svg:viewBox="0 0 478 18" draw:points="239,18 0,18 0,0 478,0 478,18"><text:p/></draw:polygon><draw:path draw:style-name="gr143" draw:text-style-name="P4" svg:width="0.076in" svg:height="0.0795in" svg:x="1.1449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4" draw:text-style-name="P4" svg:width="0.0701in" svg:height="0.1138in" svg:x="1.4689in" svg:y="0.0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5" draw:text-style-name="P4" svg:width="0.0701in" svg:height="0.1138in" svg:x="1.7937in" svg:y="0.0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6" draw:text-style-name="P4" svg:width="0.0701in" svg:height="0.1138in" svg:x="2.3276in" svg:y="0.0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7" draw:text-style-name="P4" svg:width="0.0701in" svg:height="0.1138in" svg:x="1.0831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8" draw:text-style-name="P4" svg:width="0.0701in" svg:height="0.1138in" svg:x="1.4689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9" draw:text-style-name="P4" svg:width="0.0701in" svg:height="0.1138in" svg:x="1.7937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0" draw:text-style-name="P4" svg:width="0.0701in" svg:height="0.1138in" svg:x="2.3276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1" draw:text-style-name="P4" svg:width="0.0701in" svg:height="0.1138in" svg:x="1.0831in" svg:y="0.4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2" draw:text-style-name="P4" svg:width="0.0701in" svg:height="0.1138in" svg:x="1.4689in" svg:y="0.4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3" draw:text-style-name="P4" svg:width="0.0701in" svg:height="0.1138in" svg:x="1.7937in" svg:y="0.4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4" draw:text-style-name="P4" svg:width="0.0547in" svg:height="0.1106in" svg:x="2.3358in" svg:y="0.4346in" svg:viewBox="0 0 140 282" svg:d="M88 11c0-10 0-11-11-11-27 26-64 26-77 26v15c8 0 34 0 55-12v219c0 16 0 21-38 21h-15v13c15-1 53-1 69-1 18 0 54 0 69 1v-13h-13c-38 0-39-5-39-21z"><text:p/></draw:path><draw:path draw:style-name="gr155" draw:text-style-name="P4" svg:width="0.0701in" svg:height="0.1138in" svg:x="1.0831in" svg:y="0.642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6" draw:text-style-name="P4" svg:width="0.0701in" svg:height="0.1138in" svg:x="1.4689in" svg:y="0.642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57" draw:text-style-name="P4" svg:width="0.0421in" svg:height="0.0772in" svg:x="1.8083in" svg:y="0.6114in" svg:viewBox="0 0 108 197" svg:d="M67 8c0-8-1-8-8-8-19 18-47 19-59 19v11c7 0 26 0 43-8v151c0 9 0 13-30 13h-11v11c5 0 42-1 53-1 10 0 47 1 53 1v-11h-11c-30 0-30-4-30-13z"><text:p/></draw:path><draw:polygon draw:style-name="gr158" draw:text-style-name="P4" svg:width="0.1949in" svg:height="0.0067in" svg:x="1.7315in" svg:y="0.7091in" svg:viewBox="0 0 496 18" draw:points="247,18 0,18 0,0 496,0 496,18"><text:p/></draw:polygon><draw:path draw:style-name="gr159" draw:text-style-name="P4" svg:width="0.076in" svg:height="0.0795in" svg:x="1.7394in" svg:y="0.731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0" draw:text-style-name="P4" svg:width="0.0898in" svg:height="0.0839in" svg:x="1.8303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161" draw:text-style-name="P4" svg:width="0.1012in" svg:height="0.0067in" svg:x="2.1256in" svg:y="0.7091in" svg:viewBox="0 0 258 18" svg:d="M244 18c7 0 14 0 14-10 0-8-7-8-14-8h-230c-7 0-14 0-14 8 0 10 7 10 14 10z"><text:p/></draw:path><draw:path draw:style-name="gr162" draw:text-style-name="P4" svg:width="0.0902in" svg:height="0.0819in" svg:x="2.2693in" svg:y="0.6051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19-12z"><text:p/></draw:path><draw:path draw:style-name="gr163" draw:text-style-name="P4" svg:width="0.0209in" svg:height="0.0587in" svg:x="2.3701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164" draw:text-style-name="P4" svg:width="0.0441in" svg:height="0.0378in" svg:x="2.4094in" svg:y="0.6661in" svg:viewBox="0 0 113 97" svg:d="M113 38c0-21-19-38-46-38-36 0-67 29-67 58 0 21 17 39 46 39 33 0 67-30 67-59zM46 89c-11 0-27-5-27-24 0-7 3-28 15-42 8-10 21-16 33-16s25 6 25 24c0 7-3 27-13 40-9 13-24 18-33 18z"><text:p/></draw:path><draw:path draw:style-name="gr165" draw:text-style-name="P4" svg:width="0.0476in" svg:height="0.0378in" svg:x="2.4677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166" draw:text-style-name="P4" svg:width="0.0476in" svg:height="0.0587in" svg:x="2.5323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167" draw:text-style-name="P4" svg:width="0.3323in" svg:height="0.0067in" svg:x="2.2606in" svg:y="0.7091in" svg:viewBox="0 0 845 18" draw:points="422,18 0,18 0,0 845,0 845,18"><text:p/></draw:polygon><draw:path draw:style-name="gr168" draw:text-style-name="P4" svg:width="0.076in" svg:height="0.0795in" svg:x="2.3894in" svg:y="0.731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69" draw:text-style-name="P4" svg:width="0.0555in" svg:height="0.2984in" svg:x="2.6142in" svg:y="0.0083in" svg:viewBox="0 0 142 759" draw:points="113,759 142,759 142,0 0,0 0,29 113,29"><text:p/></draw:polygon><draw:polygon draw:style-name="gr170" draw:text-style-name="P4" svg:width="0.0114in" svg:height="0.0996in" svg:x="2.6583in" svg:y="0.3071in" svg:viewBox="0 0 30 254" draw:points="0,254 30,254 30,0 0,0"><text:p/></draw:polygon><draw:polygon draw:style-name="gr171" draw:text-style-name="P4" svg:width="0.0114in" svg:height="0.0996in" svg:x="2.6583in" svg:y="0.4075in" svg:viewBox="0 0 30 254" draw:points="0,254 30,254 30,0 0,0"><text:p/></draw:polygon><draw:polygon draw:style-name="gr172" draw:text-style-name="P4" svg:width="0.0555in" svg:height="0.2984in" svg:x="2.6142in" svg:y="0.5071in" svg:viewBox="0 0 142 759" draw:points="113,731 0,731 0,759 142,759 142,0 113,0"><text:p/></draw:polygon><draw:polygon draw:style-name="gr173" draw:text-style-name="P4" svg:width="0.0555in" svg:height="0.2984in" svg:x="2.778in" svg:y="0.0083in" svg:viewBox="0 0 142 759" draw:points="0,759 30,759 30,29 142,29 142,0 0,0"><text:p/></draw:polygon><draw:polygon draw:style-name="gr174" draw:text-style-name="P4" svg:width="0.0114in" svg:height="0.0996in" svg:x="2.778in" svg:y="0.3071in" svg:viewBox="0 0 30 254" draw:points="0,254 30,254 30,0 0,0"><text:p/></draw:polygon><draw:polygon draw:style-name="gr175" draw:text-style-name="P4" svg:width="0.0114in" svg:height="0.0996in" svg:x="2.778in" svg:y="0.4075in" svg:viewBox="0 0 30 254" draw:points="0,254 30,254 30,0 0,0"><text:p/></draw:polygon><draw:polygon draw:style-name="gr176" draw:text-style-name="P4" svg:width="0.0555in" svg:height="0.2984in" svg:x="2.778in" svg:y="0.5071in" svg:viewBox="0 0 142 759" draw:points="0,759 142,759 142,731 30,731 30,0 0,0"><text:p/></draw:polygon><draw:path draw:style-name="gr177" draw:text-style-name="P4" svg:width="0.0441in" svg:height="0.1114in" svg:x="2.8571in" svg:y="0.0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78" draw:text-style-name="P4" svg:width="0.076in" svg:height="0.0795in" svg:x="2.9177in" svg:y="0.08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79" draw:text-style-name="P4" svg:width="0.0177in" svg:height="0.0177in" svg:x="2.9217in" svg:y="0.2028in" svg:viewBox="0 0 46 46" svg:d="M46 23c0-11-10-23-23-23-15 0-23 12-23 23 0 12 10 23 23 23 14 0 23-12 23-23z"><text:p/></draw:path><draw:path draw:style-name="gr180" draw:text-style-name="P4" svg:width="0.0441in" svg:height="0.1114in" svg:x="2.8571in" svg:y="0.242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81" draw:text-style-name="P4" svg:width="0.076in" svg:height="0.0795in" svg:x="2.9177in" svg:y="0.297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82" draw:text-style-name="P4" svg:width="0.0728in" svg:height="0.0752in" svg:x="2.839in" svg:y="0.477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83" draw:text-style-name="P4" svg:width="0.0898in" svg:height="0.0839in" svg:x="2.9232in" svg:y="0.4937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184" draw:text-style-name="P4" svg:width="0.0177in" svg:height="0.0177in" svg:x="2.9217in" svg:y="0.6394in" svg:viewBox="0 0 46 46" svg:d="M46 23c0-11-10-23-23-23-15 0-23 12-23 23 0 12 10 23 23 23 14 0 23-12 23-23z"><text:p/></draw:path><draw:path draw:style-name="gr185" draw:text-style-name="P4" svg:width="0.0728in" svg:height="0.0752in" svg:x="2.839in" svg:y="0.677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86" draw:text-style-name="P4" svg:width="0.0898in" svg:height="0.0839in" svg:x="2.9232in" svg:y="0.693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187" draw:text-style-name="P4" svg:width="0.0555in" svg:height="0.2984in" svg:x="3.0276in" svg:y="0.0083in" svg:viewBox="0 0 142 759" draw:points="113,759 142,759 142,0 0,0 0,29 113,29"><text:p/></draw:polygon><draw:polygon draw:style-name="gr188" draw:text-style-name="P4" svg:width="0.0114in" svg:height="0.0996in" svg:x="3.0717in" svg:y="0.3071in" svg:viewBox="0 0 30 254" draw:points="0,254 30,254 30,0 0,0"><text:p/></draw:polygon><draw:polygon draw:style-name="gr189" draw:text-style-name="P4" svg:width="0.0114in" svg:height="0.0996in" svg:x="3.0717in" svg:y="0.4075in" svg:viewBox="0 0 30 254" draw:points="0,254 30,254 30,0 0,0"><text:p/></draw:polygon><draw:polygon draw:style-name="gr190" draw:text-style-name="P4" svg:width="0.0555in" svg:height="0.2984in" svg:x="3.0276in" svg:y="0.5071in" svg:viewBox="0 0 142 759" draw:points="113,731 0,731 0,759 142,759 142,0 113,0"><text:p/></draw:polygon><draw:path draw:style-name="gr191" draw:text-style-name="P4" svg:width="0.1102in" svg:height="0.1106in" svg:x="3.202in" svg:y="0.3516in" svg:viewBox="0 0 281 282" svg:d="M150 150h118c6 0 13 0 13-8 0-10-7-10-13-10h-118v-118c0-7 0-14-8-14-10 0-10 7-10 14v118h-118c-7 0-14 0-14 10 0 8 7 8 14 8h118v118c0 6 0 14 10 14 8 0 8-8 8-14z"><text:p/></draw:path><draw:polygon draw:style-name="gr192" draw:text-style-name="P4" svg:width="0.0555in" svg:height="0.2984in" svg:x="3.4315in" svg:y="0.0083in" svg:viewBox="0 0 142 759" draw:points="0,759 30,759 30,29 142,29 142,0 0,0"><text:p/></draw:polygon><draw:polygon draw:style-name="gr193" draw:text-style-name="P4" svg:width="0.0114in" svg:height="0.0996in" svg:x="3.4315in" svg:y="0.3071in" svg:viewBox="0 0 30 254" draw:points="0,254 30,254 30,0 0,0"><text:p/></draw:polygon><draw:polygon draw:style-name="gr194" draw:text-style-name="P4" svg:width="0.0114in" svg:height="0.0996in" svg:x="3.4315in" svg:y="0.4075in" svg:viewBox="0 0 30 254" draw:points="0,254 30,254 30,0 0,0"><text:p/></draw:polygon><draw:polygon draw:style-name="gr195" draw:text-style-name="P4" svg:width="0.0555in" svg:height="0.2984in" svg:x="3.4315in" svg:y="0.5071in" svg:viewBox="0 0 142 759" draw:points="0,759 142,759 142,731 30,731 30,0 0,0"><text:p/></draw:polygon><draw:path draw:style-name="gr196" draw:text-style-name="P4" svg:width="0.0421in" svg:height="0.0772in" svg:x="3.5327in" svg:y="0.0063in" svg:viewBox="0 0 108 197" svg:d="M67 8c0-8-1-8-8-8-19 18-47 19-59 19v11c7 0 26 0 43-8v151c0 9 0 13-30 13h-11v11c5 0 42-1 53-1 10 0 47 1 53 1v-11h-11c-30 0-30-4-30-13z"><text:p/></draw:path><draw:polygon draw:style-name="gr197" draw:text-style-name="P4" svg:width="0.0913in" svg:height="0.0067in" svg:x="3.5075in" svg:y="0.1035in" svg:viewBox="0 0 233 18" draw:points="116,18 0,18 0,0 233,0 233,18"><text:p/></draw:polygon><draw:path draw:style-name="gr198" draw:text-style-name="P4" svg:width="0.076in" svg:height="0.0795in" svg:x="3.5157in" svg:y="0.12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99" draw:text-style-name="P4" svg:width="0.0701in" svg:height="0.1138in" svg:x="3.5185in" svg:y="0.23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00" draw:text-style-name="P4" svg:width="0.0701in" svg:height="0.1138in" svg:x="3.5185in" svg:y="0.4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01" draw:text-style-name="P4" svg:width="0.0701in" svg:height="0.1138in" svg:x="3.5185in" svg:y="0.635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202" draw:text-style-name="P4" svg:width="0.0555in" svg:height="0.2984in" svg:x="3.6201in" svg:y="0.0083in" svg:viewBox="0 0 142 759" draw:points="113,759 142,759 142,0 0,0 0,29 113,29"><text:p/></draw:polygon><draw:polygon draw:style-name="gr203" draw:text-style-name="P4" svg:width="0.0114in" svg:height="0.0996in" svg:x="3.6642in" svg:y="0.3071in" svg:viewBox="0 0 30 254" draw:points="0,254 30,254 30,0 0,0"><text:p/></draw:polygon><draw:polygon draw:style-name="gr204" draw:text-style-name="P4" svg:width="0.0114in" svg:height="0.0996in" svg:x="3.6642in" svg:y="0.4075in" svg:viewBox="0 0 30 254" draw:points="0,254 30,254 30,0 0,0"><text:p/></draw:polygon><draw:polygon draw:style-name="gr205" draw:text-style-name="P4" svg:width="0.0555in" svg:height="0.2984in" svg:x="3.6201in" svg:y="0.5071in" svg:viewBox="0 0 142 759" draw:points="113,731 0,731 0,759 142,759 142,0 113,0"><text:p/></draw:polygon><draw:path draw:style-name="gr206" draw:text-style-name="P4" svg:width="0.0815in" svg:height="0.0732in" svg:x="3.7878in" svg:y="0.3772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207" draw:text-style-name="P4" svg:width="0.0465in" svg:height="0.0524in" svg:x="3.8807in" svg:y="0.42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8:20:44.685000000</meta:creation-date>
    <dc:date>2017-04-17T18:43:58.829000000</dc:date>
    <meta:editing-duration>PT23M13S</meta:editing-duration>
    <meta:editing-cycles>3</meta:editing-cycles>
    <meta:generator>LibreOffice/5.2.3.3$Windows_X86_64 LibreOffice_project/d54a8868f08a7b39642414cf2c8ef2f228f780cf</meta:generator>
    <meta:document-statistic meta:table-count="0" meta:image-count="0" meta:object-count="0" meta:page-count="1" meta:paragraph-count="5" meta:word-count="4" meta:character-count="24" meta:non-whitespace-character-count="23"/>
  </office:meta>
</office:document-meta>
</file>